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16.5pt"/>
    </style:style>
    <style:style style:name="co3" style:family="table-column">
      <style:table-column-properties fo:break-before="auto" style:column-width="57.4pt"/>
    </style:style>
    <style:style style:name="co4" style:family="table-column">
      <style:table-column-properties fo:break-before="auto" style:column-width="76pt"/>
    </style:style>
    <style:style style:name="co5" style:family="table-column">
      <style:table-column-properties fo:break-before="auto" style:column-width="298.91pt"/>
    </style:style>
    <style:style style:name="co6" style:family="table-column">
      <style:table-column-properties fo:break-before="auto" style:column-width="149.84pt"/>
    </style:style>
    <style:style style:name="co7" style:family="table-column">
      <style:table-column-properties fo:break-before="auto" style:column-width="49.15pt"/>
    </style:style>
    <style:style style:name="co8" style:family="table-column">
      <style:table-column-properties fo:break-before="auto" style:column-width="84.05pt"/>
    </style:style>
    <style:style style:name="co9" style:family="table-column">
      <style:table-column-properties fo:break-before="auto" style:column-width="49.8pt"/>
    </style:style>
    <style:style style:name="co10" style:family="table-column">
      <style:table-column-properties fo:break-before="auto" style:column-width="252.91pt"/>
    </style:style>
    <style:style style:name="co11" style:family="table-column">
      <style:table-column-properties fo:break-before="auto" style:column-width="125.26pt"/>
    </style:style>
    <style:style style:name="co12" style:family="table-column">
      <style:table-column-properties fo:break-before="auto" style:column-width="138.76pt"/>
    </style:style>
    <style:style style:name="co13" style:family="table-column">
      <style:table-column-properties fo:break-before="auto" style:column-width="57.86pt"/>
    </style:style>
    <style:style style:name="co14" style:family="table-column">
      <style:table-column-properties fo:break-before="auto" style:column-width="85.61pt"/>
    </style:style>
    <style:style style:name="co18" style:family="table-column">
      <style:table-column-properties fo:break-before="auto" style:column-width="405.95pt"/>
    </style:style>
    <style:style style:name="co19" style:family="table-column">
      <style:table-column-properties fo:break-before="auto" style:column-width="87.9pt"/>
    </style:style>
    <style:style style:name="co20" style:family="table-column">
      <style:table-column-properties fo:break-before="auto" style:column-width="99.64pt"/>
    </style:style>
    <style:style style:name="co21" style:family="table-column">
      <style:table-column-properties fo:break-before="auto" style:column-width="140.4pt"/>
    </style:style>
    <style:style style:name="co22" style:family="table-column">
      <style:table-column-properties fo:break-before="auto" style:column-width="279.16pt"/>
    </style:style>
    <style:style style:name="co23" style:family="table-column">
      <style:table-column-properties fo:break-before="auto" style:column-width="106.7pt"/>
    </style:style>
    <style:style style:name="co24" style:family="table-column">
      <style:table-column-properties fo:break-before="auto" style:column-width="103.61pt"/>
    </style:style>
    <style:style style:name="co25" style:family="table-column">
      <style:table-column-properties fo:break-before="auto" style:column-width="101.25pt"/>
    </style:style>
    <style:style style:name="co26" style:family="table-column">
      <style:table-column-properties fo:break-before="auto" style:column-width="77.7pt"/>
    </style:style>
    <style:style style:name="co27" style:family="table-column">
      <style:table-column-properties fo:break-before="auto" style:column-width="102.81pt"/>
    </style:style>
    <style:style style:name="co28" style:family="table-column">
      <style:table-column-properties fo:break-before="auto" style:column-width="43.99pt"/>
    </style:style>
    <style:style style:name="co29" style:family="table-column">
      <style:table-column-properties fo:break-before="auto" style:column-width="109.84pt"/>
    </style:style>
    <style:style style:name="co30" style:family="table-column">
      <style:table-column-properties fo:break-before="auto" style:column-width="63.6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66.7pt"/>
    </style:style>
    <style:style style:name="co33" style:family="table-column">
      <style:table-column-properties fo:break-before="auto" style:column-width="56.3pt"/>
    </style:style>
    <style:style style:name="co34" style:family="table-column">
      <style:table-column-properties fo:break-before="auto" style:column-width="70.55pt"/>
    </style:style>
    <style:style style:name="co35" style:family="table-column">
      <style:table-column-properties fo:break-before="auto" style:column-width="507.49pt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5.76pt" fo:break-before="auto" style:use-optimal-row-height="true"/>
    </style:style>
    <style:style style:name="ro1" style:family="table-row">
      <style:table-row-properties style:row-height="15.79pt" fo:break-before="auto" style:use-optimal-row-height="tru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6" style:family="table" style:master-page-name="PageStyle_5f_Sheet5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style:style style:name="ta8" style:family="table" style:master-page-name="PageStyle_5f_Sheet4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0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11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00cc33" fo:padding="2.01pt"/>
      <style:text-properties style:use-window-font-color="true" style:text-position="" style:font-name="DejaVu Sans Light" fo:font-size="10pt" style:font-size-asian="10pt" style:font-size-complex="10pt"/>
    </style:style>
    <style:style style:name="ce15" style:family="table-cell" style:parent-style-name="Default">
      <style:table-cell-properties fo:background-color="#0000cc" fo:padding="2.01pt"/>
      <style:text-properties style:use-window-font-color="true" style:text-position="" style:font-name="DejaVu Sans Light" fo:font-size="10pt" style:font-size-asian="10pt" style:font-size-complex="10pt"/>
    </style:style>
    <style:style style:name="ce16" style:family="table-cell" style:parent-style-name="Default">
      <style:table-cell-properties fo:background-color="#ff0000" fo:padding="2.01pt"/>
      <style:text-properties style:text-position="" style:font-name="DejaVu Sans Light" fo:font-size="10pt" style:font-size-asian="10pt" style:font-size-complex="10pt"/>
    </style:style>
    <style:style style:name="ce17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9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text-position="" style:font-name="DejaVu Sans Light" fo:font-size="10pt" style:font-size-asian="10pt" style:font-size-complex="10pt"/>
    </style:style>
    <style:style style:name="ce3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text-position="" style:font-name="DejaVu Sans Light" fo:font-size="10pt" style:font-size-asian="10pt" style:font-size-complex="10pt"/>
    </style:style>
    <style:style style:name="ce33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36" style:family="table-cell" style:parent-style-name="Default">
      <style:text-properties style:text-position="" style:font-name="DejaVu Sans Light" fo:font-size="10pt" style:font-size-asian="10pt" style:font-size-complex="10pt"/>
    </style:style>
    <style:style style:name="ce37" style:family="table-cell" style:parent-style-name="Default">
      <style:table-cell-properties fo:background-color="#ff3333"/>
      <style:text-properties style:text-position="" style:font-name="DejaVu Sans Light" fo:font-size="10pt" style:font-size-asian="10pt" style:font-size-complex="10pt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cc33" fo:padding="2.01pt"/>
      <style:text-properties style:text-position="" style:font-name="DejaVu Sans Light" fo:font-size="10pt" style:font-size-asian="10pt" style:font-size-complex="10pt"/>
    </style:style>
    <style:style style:name="ce7" style:family="table-cell" style:parent-style-name="Default">
      <style:table-cell-properties fo:background-color="#ff0000" fo:padding="2.01pt"/>
      <style:text-properties fo:color="#800000" style:text-position="" style:font-name="DejaVu Sans Light" fo:font-size="10pt" style:font-size-asian="10pt" style:font-size-complex="10pt"/>
    </style:style>
    <style:style style:name="ce8" style:family="table-cell" style:parent-style-name="Default">
      <style:table-cell-properties fo:background-color="#ff33ff" fo:padding="2.01pt"/>
      <style:text-properties style:text-position="" style:font-name="DejaVu Sans Light" fo:font-size="10pt" style:font-size-asian="10pt" style:font-size-complex="10pt"/>
    </style:style>
    <style:style style:name="ce9" style:family="table-cell" style:parent-style-name="Default">
      <style:table-cell-properties style:diagonal-bl-tr="none" style:diagonal-tl-br="none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38" style:family="table-cell" style:parent-style-name="Default">
      <style:table-cell-properties fo:padding="2.01pt"/>
      <style:text-properties style:text-position=""/>
    </style:style>
    <style:style style:name="ce39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text-position=""/>
    </style:style>
    <style:style style:name="ce41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text-position=""/>
    </style:style>
    <style:style style:name="ce42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44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/>
    </style:style>
    <style:style style:name="ce47" style:family="table-cell" style:parent-style-name="Default">
      <style:table-cell-properties style:diagonal-bl-tr="none" style:diagonal-tl-br="none" fo:border="none" fo:padding="2.01pt" style:rotation-align="none"/>
      <style:text-properties style:text-position=""/>
    </style:style>
    <style:style style:name="ce48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0">
      <style:table-cell-properties fo:padding="2.01pt"/>
      <style:text-properties style:text-position=""/>
    </style:style>
    <style:style style:name="ce65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fo:background-color="#808080"/>
    </style:style>
    <style:style style:name="ce68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69" style:family="table-cell" style:parent-style-name="Default">
      <style:table-cell-properties fo:padding="2.01pt"/>
      <style:text-properties style:font-name="DejaVu Sans Light" fo:font-size="10pt" style:font-size-asian="10pt" style:font-size-complex="10pt"/>
    </style:style>
    <style:style style:name="ce7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00cc33" fo:padding="2.01pt"/>
      <style:text-properties style:font-name="DejaVu Sans Light" fo:font-size="10pt" style:font-size-asian="10pt" style:font-size-complex="10pt"/>
    </style:style>
    <style:style style:name="ce73" style:family="table-cell" style:parent-style-name="Default">
      <style:table-cell-properties fo:background-color="#ff0000" fo:padding="2.01pt"/>
      <style:text-properties fo:color="#800000" style:font-name="DejaVu Sans Light" fo:font-size="10pt" style:font-size-asian="10pt" style:font-size-complex="10pt"/>
    </style:style>
    <style:style style:name="ce74" style:family="table-cell" style:parent-style-name="Default">
      <style:table-cell-properties fo:background-color="#ff33ff" fo:padding="2.01pt"/>
      <style:text-properties style:font-name="DejaVu Sans Light" fo:font-size="10pt" style:font-size-asian="10pt" style:font-size-complex="10pt"/>
    </style:style>
    <style:style style:name="ce75" style:family="table-cell" style:parent-style-name="Default">
      <style:table-cell-properties style:diagonal-bl-tr="none" style:diagonal-tl-br="none" fo:border="none" fo:padding="2.01pt" style:rotation-align="none"/>
      <style:text-properties style:font-name="DejaVu Sans Light" fo:font-size="10pt" style:font-size-asian="10pt" style:font-size-complex="10pt"/>
    </style:style>
    <style:style style:name="ce76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font-name="DejaVu Sans Light" fo:font-size="10pt" style:font-size-asian="10pt" style:font-size-complex="10pt"/>
    </style:style>
    <style:style style:name="ce77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fo:background-color="#00cc33" fo:padding="2.01pt"/>
      <style:text-properties style:use-window-font-color="true" style:font-name="DejaVu Sans Light" fo:font-size="10pt" style:font-size-asian="10pt" style:font-size-complex="10pt"/>
    </style:style>
    <style:style style:name="ce81" style:family="table-cell" style:parent-style-name="Default">
      <style:table-cell-properties fo:background-color="#0000cc" fo:padding="2.01pt"/>
      <style:text-properties style:use-window-font-color="true" style:font-name="DejaVu Sans Light" fo:font-size="10pt" style:font-size-asian="10pt" style:font-size-complex="10pt"/>
    </style:style>
    <style:style style:name="ce82" style:family="table-cell" style:parent-style-name="Default">
      <style:table-cell-properties fo:background-color="#ff0000" fo:padding="2.01pt"/>
      <style:text-properties style:font-name="DejaVu Sans Light" fo:font-size="10pt" style:font-size-asian="10pt" style:font-size-complex="10pt"/>
    </style:style>
    <style:style style:name="ce83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85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87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9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DejaVu Sans Light" fo:font-size="10pt" style:font-size-asian="10pt" style:font-size-complex="10pt"/>
    </style:style>
    <style:style style:name="ce99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102" style:family="table-cell" style:parent-style-name="Default">
      <style:text-properties style:font-name="DejaVu Sans Light" fo:font-size="10pt" style:font-size-asian="10pt" style:font-size-complex="10pt"/>
    </style:style>
    <style:style style:name="ce103" style:family="table-cell" style:parent-style-name="Default">
      <style:table-cell-properties fo:background-color="#ff3333"/>
      <style:text-properties style:font-name="DejaVu Sans Light" fo:font-size="10pt" style:font-size-asian="10pt" style:font-size-complex="10pt"/>
    </style:style>
    <style:style style:name="ce104" style:family="table-cell" style:parent-style-name="Default">
      <style:table-cell-properties fo:padding="2.01pt"/>
    </style:style>
    <style:style style:name="ce10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</style:style>
    <style:style style:name="ce107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108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13" style:family="table-cell" style:parent-style-name="Default">
      <style:table-cell-properties style:diagonal-bl-tr="none" style:diagonal-tl-br="none" fo:border="none" fo:padding="2.01pt" style:rotation-align="none"/>
    </style:style>
    <style:style style:name="ce114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eff0f1" fo:background-color="#00ff66" style:diagonal-bl-tr="none" style:diagonal-tl-br="none" fo:border-left="none" fo:padding="2.01pt" fo:border-right="none" style:rotation-align="none" fo:border-top="none"/>
    </style:style>
    <style:style style:name="ce118" style:family="table-cell" style:parent-style-name="Default">
      <style:table-cell-properties fo:background-color="#00ff66" fo:padding="2.01pt"/>
    </style:style>
    <style:style style:name="ce119" style:family="table-cell" style:parent-style-name="Default">
      <style:table-cell-properties fo:background-color="#ffff00" fo:padding="2.01pt"/>
    </style:style>
    <style:style style:name="ce120" style:family="table-cell" style:parent-style-name="Default">
      <style:table-cell-properties fo:background-color="#ffff00" style:diagonal-bl-tr="none" style:diagonal-tl-br="none" fo:border="none" fo:padding="2.01pt" style:rotation-align="none"/>
    </style:style>
    <style:style style:name="ce121" style:family="table-cell" style:parent-style-name="Default">
      <style:table-cell-properties fo:background-color="#ff3333" style:diagonal-bl-tr="none" style:diagonal-tl-br="none" fo:border="none" fo:padding="2.01pt" style:rotation-align="none"/>
    </style:style>
    <style:style style:name="ce122" style:family="table-cell" style:parent-style-name="Default">
      <style:table-cell-properties fo:background-color="#ff3333"/>
    </style:style>
    <style:style style:name="ce123" style:family="table-cell" style:parent-style-name="Default">
      <style:table-cell-properties fo:background-color="#000099"/>
    </style:style>
    <style:style style:name="ce124" style:family="table-cell" style:parent-style-name="Default">
      <style:table-cell-properties fo:background-color="#000099" style:diagonal-bl-tr="none" style:diagonal-tl-br="none" fo:border="none" fo:padding="2.01pt" style:rotation-align="none"/>
    </style:style>
    <style:style style:name="ce12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27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</style:style>
    <style:style style:name="ce128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 style:data-style-name="N10">
      <style:table-cell-properties fo:padding="2.01pt"/>
    </style:style>
    <style:style style:name="ce13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ff" style:text-outline="false" style:text-line-through-style="none" style:text-line-through-type="none" style:font-name="Calibri" fo:font-size="11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none" style:country-asian="none" style:font-style-asian="normal" style:font-weight-asian="normal" style:font-name-complex="Mang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mory+Interrupts" table:style-name="ta1">
        <office:forms form:automatic-focus="false" form:apply-design-mode="false"/>
        <table:table-column table:style-name="co31" table:number-columns-repeated="11" table:default-cell-style-name="Default"/>
        <table:table-column table:style-name="co32" table:default-cell-style-name="Default"/>
        <table:table-column table:style-name="co31" table:number-columns-repeated="4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62" office:value-type="string" calcext:value-type="string">
            <text:p>A23</text:p>
          </table:table-cell>
          <table:table-cell table:style-name="ce62" office:value-type="string" calcext:value-type="string">
            <text:p>A22</text:p>
          </table:table-cell>
          <table:table-cell table:style-name="ce62" office:value-type="string" calcext:value-type="string">
            <text:p>A21</text:p>
          </table:table-cell>
          <table:table-cell table:style-name="ce62" office:value-type="string" calcext:value-type="string">
            <text:p>A20</text:p>
          </table:table-cell>
          <table:table-cell table:style-name="ce62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1">
          <table:table-cell table:style-name="ce61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000Hz Periodic</text:p>
          </table:table-cell>
          <table:table-cell table:number-columns-repeated="2"/>
        </table:table-row>
        <table:table-row table:style-name="ro1">
          <table:table-cell table:style-name="ce61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table:number-columns-repeated="2"/>
        </table:table-row>
        <table:table-row table:style-name="ro1">
          <table:table-cell table:style-name="ce61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ipheral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thing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2"/>
          <table:table-cell table:style-name="ce66" office:value-type="string" calcext:value-type="string" table:number-columns-spanned="8" table:number-rows-spanned="1">
            <text:p>CPLD MASK</text:p>
          </table:table-cell>
          <table:covered-table-cell table:number-columns-repeated="7" table:style-name="ce67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2"/>
          <table:table-cell table:style-name="ce66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66" office:value-type="string" calcext:value-type="string">
            <text:p>Speaker_En</text:p>
          </table:table-cell>
          <table:table-cell table:style-name="ce68" office:value-type="string" calcext:value-type="string">
            <text:p>Reset DUART</text:p>
          </table:table-cell>
          <table:table-cell table:style-name="ce66" office:value-type="string" calcext:value-type="string">
            <text:p>GPI_FlowCtrl</text:p>
          </table:table-cell>
          <table:table-cell table:style-name="ce68" office:value-type="string" calcext:value-type="string">
            <text:p>GPO_Address</text:p>
          </table:table-cell>
          <table:table-cell table:style-name="ce66" office:value-type="string" calcext:value-type="string">
            <text:p>GPO0_CLK</text:p>
          </table:table-cell>
          <table:table-cell table:style-name="ce68" office:value-type="string" calcext:value-type="string" table:number-columns-spanned="3" table:number-rows-spanned="1">
            <text:p>Soft-Reset Storage (firmware testing)</text:p>
          </table:table-cell>
          <table:covered-table-cell table:number-columns-repeated="2" table:style-name="ce6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arts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3" table:default-cell-style-name="ce18"/>
        <table:table-column table:style-name="co4" table:number-columns-repeated="2" table:default-cell-style-name="ce23"/>
        <table:table-column table:style-name="co5" table:default-cell-style-name="ce23"/>
        <table:table-column table:style-name="co6" table:default-cell-style-name="ce3"/>
        <table:table-column table:style-name="co7" table:default-cell-style-name="ce18"/>
        <table:table-column table:style-name="co8" table:default-cell-style-name="ce3"/>
        <table:table-column table:style-name="co9" table:number-columns-repeated="1015" table:default-cell-style-name="ce36"/>
        <table:table-row table:style-name="ro3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Master Parts List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Item</text:p>
          </table:table-cell>
          <table:table-cell table:style-name="ce13" office:value-type="string" calcext:value-type="string">
            <text:p>Symbols</text:p>
          </table:table-cell>
          <table:table-cell table:style-name="ce19" office:value-type="string" calcext:value-type="string">
            <text:p>Quantity</text:p>
          </table:table-cell>
          <table:table-cell table:style-name="ce24" office:value-type="string" office:string-value="Price(each)" calcext:value-type="string">
            <text:p>Price(each) </text:p>
          </table:table-cell>
          <table:table-cell table:style-name="ce24" office:value-type="string" office:string-value="Price(sum)" calcext:value-type="string">
            <text:p>Price(sum) </text:p>
          </table:table-cell>
          <table:table-cell table:style-name="ce24" office:value-type="string" office:string-value="Description" calcext:value-type="string">
            <text:p>Description </text:p>
          </table:table-cell>
          <table:table-cell table:style-name="ce5" office:value-type="string" calcext:value-type="string">
            <text:p>Manufacturers Part Number</text:p>
          </table:table-cell>
          <table:table-cell table:style-name="ce19"/>
          <table:table-cell table:style-name="ce5" office:value-type="string" calcext:value-type="string">
            <text:p>Website of Part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rocessor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<text:s/>$2.26 </text:p>
          </table:table-cell>
          <table:table-cell table:formula="of:=[.C8]*[.D8]" office:value-type="float" office:value="11.28" calcext:value-type="float">
            <text:p><text:s/>$11.28 </text:p>
          </table:table-cell>
          <table:table-cell table:style-name="ce28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Sold Processor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<text:s/>$(2.00)</text:p>
          </table:table-cell>
          <table:table-cell table:formula="of:=[.C9]*[.D9]" office:value-type="float" office:value="-2" calcext:value-type="float">
            <text:p><text:s/>$(2.00)</text:p>
          </table:table-cell>
          <table:table-cell table:style-name="ce28" office:value-type="string" calcext:value-type="string">
            <text:p>CPU purchased by Brian</text:p>
          </table:table-cell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6" office:value-type="string" calcext:value-type="string">
            <text:p>Processor Socke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<text:s/>$1.42 </text:p>
          </table:table-cell>
          <table:table-cell table:formula="of:=[.C10]*[.D10]" office:value-type="float" office:value="2.84" calcext:value-type="float">
            <text:p><text:s/>$2.84 </text:p>
          </table:table-cell>
          <table:table-cell table:style-name="ce3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U Oscilla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<text:s/>$2.37 </text:p>
          </table:table-cell>
          <table:table-cell table:formula="of:=[.C11]*[.D11]" office:value-type="float" office:value="2.37" calcext:value-type="float">
            <text:p><text:s/>$2.37 </text:p>
          </table:table-cell>
          <table:table-cell table:style-name="ce3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Oscillator Sockets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<text:s/>$0.25 </text:p>
          </table:table-cell>
          <table:table-cell table:formula="of:=[.C12]*[.D12]" office:value-type="float" office:value="0.5" calcext:value-type="float">
            <text:p><text:s/>$0.50 </text:p>
          </table:table-cell>
          <table:table-cell table:style-name="ce3" office:value-type="string" calcext:value-type="string">
            <text:p>8-pin dip socket</text:p>
          </table:table-cell>
          <table:table-cell table:number-columns-repeated="2"/>
          <table:table-cell table:style-name="ce35" office:value-type="string" calcext:value-type="string">
            <text:p>supply closet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LD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<text:s/>$8.00 </text:p>
          </table:table-cell>
          <table:table-cell table:formula="of:=[.C13]*[.D13]" office:value-type="float" office:value="16" calcext:value-type="float">
            <text:p><text:s/>$16.00 </text:p>
          </table:table-cell>
          <table:table-cell table:style-name="ce3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LD Socket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<text:s/>$0.51 </text:p>
          </table:table-cell>
          <table:table-cell table:formula="of:=[.C14]*[.D14]" office:value-type="float" office:value="2.56" calcext:value-type="float">
            <text:p><text:s/>$2.56 </text:p>
          </table:table-cell>
          <table:table-cell table:style-name="ce3" office:value-type="string" calcext:value-type="string">
            <text:p>5x PLCC IC Socket DIP 84 PINS PLCC-84 </text:p>
          </table:table-cell>
          <table:table-cell office:value-type="string" calcext:value-type="string">
            <text:p>?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Jtag</text:p>
          </table:table-cell>
          <table:table-cell table:style-name="ce14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<text:s/>$0.68 </text:p>
          </table:table-cell>
          <table:table-cell table:formula="of:=[.C15]*[.D15]" office:value-type="float" office:value="2.04" calcext:value-type="float">
            <text:p><text:s/>$2.04 </text:p>
          </table:table-cell>
          <table:table-cell table:style-name="ce3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<text:span text:style-name="T1"><text:a xlink:href="http://www.mouser.com/Search/ProductDetail.aspx?qs=GAPJcf4kvdv3Xd3iPYTA6w%3D%3D" xlink:type="simple">http://www.mouser.com/Search/ProductDetail.aspx?qs=GAPJcf4kvdv3Xd3iPYTA6w%3d%3d</text:a></text:span>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<text:s/>$5.00 </text:p>
          </table:table-cell>
          <table:table-cell table:formula="of:=[.C16]*[.D16]" office:value-type="float" office:value="9.99" calcext:value-type="float">
            <text:p><text:s/>$9.99 </text:p>
          </table:table-cell>
          <table:table-cell table:style-name="ce3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 Socket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D17]" office:value-type="float" office:value="1.02" calcext:value-type="float">
            <text:p><text:s/>$1.02 </text:p>
          </table:table-cell>
          <table:table-cell table:style-name="ce3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 CLK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<text:s/>$1.88 </text:p>
          </table:table-cell>
          <table:table-cell table:formula="of:=[.C18]*[.D18]" office:value-type="float" office:value="1.88" calcext:value-type="float">
            <text:p><text:s/>$1.88 </text:p>
          </table:table-cell>
          <table:table-cell table:style-name="ce29" office:value-type="string" calcext:value-type="string">
            <text:p>OSC 3.6864 MHZ 5.0V FULL SIZE</text:p>
          </table:table-cell>
          <table:table-cell table:style-name="ce29" office:value-type="string" calcext:value-type="string">
            <text:p>XC1158-ND</text:p>
          </table:table-cell>
          <table:table-cell table:style-name="ce34"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S232 Drive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<text:s/>$1.37 </text:p>
          </table:table-cell>
          <table:table-cell table:formula="of:=[.C19]*[.D19]" office:value-type="float" office:value="2.74" calcext:value-type="float">
            <text:p><text:s/>$2.74 </text:p>
          </table:table-cell>
          <table:table-cell table:style-name="ce3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35" office:value-type="string" calcext:value-type="string">
            <text:p>digikey</text:p>
          </table:table-cell>
          <table:table-cell table:style-name="ce37" office:value-type="string" calcext:value-type="string">
            <text:p>Needs some 1uF caps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RS232 Driver Socket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20]*[.D20]" office:value-type="float" office:value="0.5" calcext:value-type="float">
            <text:p><text:s/>$0.50 </text:p>
          </table:table-cell>
          <table:table-cell table:style-name="ce3" office:value-type="string" calcext:value-type="string">
            <text:p>16-pin dip socket</text:p>
          </table:table-cell>
          <table:table-cell table:number-columns-repeated="2"/>
          <table:table-cell table:style-name="ce35" office:value-type="string" calcext:value-type="string">
            <text:p>supply closet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-Sub connec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<text:s/>$1.54 </text:p>
          </table:table-cell>
          <table:table-cell table:formula="of:=[.C21]*[.D21]" office:value-type="float" office:value="1.54" calcext:value-type="float">
            <text:p><text:s/>$1.54 </text:p>
          </table:table-cell>
          <table:table-cell table:style-name="ce3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am 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<text:s/>$4.98 </text:p>
          </table:table-cell>
          <table:table-cell table:formula="of:=[.C22]*[.D22]" office:value-type="float" office:value="9.96" calcext:value-type="float">
            <text:p><text:s/>$9.96 </text:p>
          </table:table-cell>
          <table:table-cell table:style-name="ce3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<text:s/>$1.67 </text:p>
          </table:table-cell>
          <table:table-cell table:formula="of:=[.C23]*[.D23]" office:value-type="float" office:value="6.68" calcext:value-type="float">
            <text:p><text:s/>$6.68 </text:p>
          </table:table-cell>
          <table:table-cell table:style-name="ce3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om ZIF Socke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<text:s/>$2.49 </text:p>
          </table:table-cell>
          <table:table-cell table:formula="of:=[.C24]*[.D24]" office:value-type="float" office:value="4.98" calcext:value-type="float">
            <text:p><text:s/>$4.98 </text:p>
          </table:table-cell>
          <table:table-cell table:style-name="ce3" office:value-type="string" calcext:value-type="string">
            <text:p>40Pin ZIF ZIP DIP</text:p>
          </table:table-cell>
          <table:table-cell table:style-name="ce30"/>
          <table:table-cell table:style-name="ce23"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5v Regula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<text:s/>$4.27 </text:p>
          </table:table-cell>
          <table:table-cell table:formula="of:=[.C25]*[.D25]" office:value-type="float" office:value="4.27" calcext:value-type="float">
            <text:p><text:s/>$4.27 </text:p>
          </table:table-cell>
          <table:table-cell table:style-name="ce29" office:value-type="string" calcext:value-type="string">
            <text:p>IC REG LDO 5V 3A TO220-3</text:p>
          </table:table-cell>
          <table:table-cell table:style-name="ce29" office:value-type="string" calcext:value-type="string">
            <text:p>LT323AT</text:p>
          </table:table-cell>
          <table:table-cell table:style-name="ce34"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ON/OFF switch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<text:s/>$1.09 </text:p>
          </table:table-cell>
          <table:table-cell table:formula="of:=[.C26]*[.D26]" office:value-type="float" office:value="2.18" calcext:value-type="float">
            <text:p><text:s/>$2.18 </text:p>
          </table:table-cell>
          <table:table-cell table:style-name="ce3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eset Button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<text:s/>$0.76 </text:p>
          </table:table-cell>
          <table:table-cell table:formula="of:=[.C27]*[.D27]" office:value-type="float" office:value="1.52" calcext:value-type="float">
            <text:p><text:s/>$1.52 </text:p>
          </table:table-cell>
          <table:table-cell table:style-name="ce3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35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EDs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<text:s/>$0.31 </text:p>
          </table:table-cell>
          <table:table-cell table:formula="of:=[.C28]*[.D28]" office:value-type="float" office:value="5.634" calcext:value-type="float">
            <text:p><text:s/>$5.63 </text:p>
          </table:table-cell>
          <table:table-cell table:style-name="ce30" office:value-type="string" office:string-value="SMD 3.2X1.6MM LOW CRNT Blue" calcext:value-type="string">
            <text:p>SMD 3.2X1.6MM LOW CRNT Blue </text:p>
          </table:table-cell>
          <table:table-cell table:style-name="ce29" office:value-type="string" calcext:value-type="string">
            <text:p>APT3216LVBC/D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<text:span text:style-name="T1"><text:a xlink:href="http://www.mouser.com/Search/ProductDetail.aspx?qs=7JStj%2FjQ2SEA%252b%2FUbcPiheQ%3D%3D" xlink:type="simple">http://www.mouser.com/Search/ProductDetail.aspx?qs=7JStj%2fjQ2SEA%252b%2fUbcPiheQ%3d%3d</text:a></text:span>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esistor 1.0k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29]*[.D29]" office:value-type="float" office:value="0.6" calcext:value-type="float">
            <text:p><text:s/>$0.60 </text:p>
          </table:table-cell>
          <table:table-cell table:style-name="ce30" office:value-type="string" office:string-value="SMD 0805 1Kohms 5% AEC-Q200" calcext:value-type="string">
            <text:p>SMD 0805 1Kohms 5% AEC-Q200 </text:p>
          </table:table-cell>
          <table:table-cell table:style-name="ce29" office:value-type="string" calcext:value-type="string">
            <text:p>ERJ-6GEYJ102V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esistor 4.7k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30]*[.D30]" office:value-type="float" office:value="0.6" calcext:value-type="float">
            <text:p><text:s/>$0.60 </text:p>
          </table:table-cell>
          <table:table-cell table:style-name="ce30" office:value-type="string" office:string-value="SMD 0805 4.7Kohms 5% AEC-Q200" calcext:value-type="string">
            <text:p>SMD 0805 4.7Kohms 5% AEC-Q200 </text:p>
          </table:table-cell>
          <table:table-cell table:style-name="ce30" office:value-type="string" office:string-value="ERJ-6GEYJ472V" calcext:value-type="string">
            <text:p>ERJ-6GEYJ472V 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1 uF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<text:s/>$0.04 </text:p>
          </table:table-cell>
          <table:table-cell table:formula="of:=[.C31]*[.D31]" office:value-type="float" office:value="1.33" calcext:value-type="float">
            <text:p><text:s/>$1.33 </text:p>
          </table:table-cell>
          <table:table-cell table:style-name="ce31" office:value-type="string" calcext:value-type="string">
            <text:p>MLCC - SMD/SMT 0805 1uF 16volts X5R 10%</text:p>
          </table:table-cell>
          <table:table-cell table:style-name="ce29" office:value-type="string" calcext:value-type="string">
            <text:p>GRM21BR61C105KA01L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22 uF 6.3V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32]*[.D32]" office:value-type="float" office:value="0.48" calcext:value-type="float">
            <text:p><text:s/>$0.48 </text:p>
          </table:table-cell>
          <table:table-cell table:style-name="ce31" office:value-type="string" calcext:value-type="string">
            <text:p>MLCC - SMD/SMT 0805 22uF 6.3volts X5R 20%</text:p>
          </table:table-cell>
          <table:table-cell table:style-name="ce29" office:value-type="string" calcext:value-type="string">
            <text:p>GRM21BR60J226ME39L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47 uF 25V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<text:s/>$0.99 </text:p>
          </table:table-cell>
          <table:table-cell table:formula="of:=[.C33]*[.D33]" office:value-type="float" office:value="0.99" calcext:value-type="float">
            <text:p><text:s/>$0.99 </text:p>
          </table:table-cell>
          <table:table-cell table:style-name="ce32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Barrel Plug (Male)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<text:s/>$0.85 </text:p>
          </table:table-cell>
          <table:table-cell table:formula="of:=[.C34]*[.D34]" office:value-type="float" office:value="0.85" calcext:value-type="float">
            <text:p><text:s/>$0.85 </text:p>
          </table:table-cell>
          <table:table-cell table:style-name="ce32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9V AC Adapto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<text:s/>$6.59 </text:p>
          </table:table-cell>
          <table:table-cell table:formula="of:=[.C35]*[.D35]" office:value-type="float" office:value="6.59" calcext:value-type="float">
            <text:p><text:s/>$6.59 </text:p>
          </table:table-cell>
          <table:table-cell table:style-name="ce32" office:value-type="string" calcext:value-type="string">
            <text:p>9V 2A 2000mA DC AC Adapter Charger </text:p>
          </table:table-cell>
          <table:table-cell office:value-type="string" calcext:value-type="string">
            <text:p>-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Logic Analyse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<text:s/>$6.79 </text:p>
          </table:table-cell>
          <table:table-cell table:formula="of:=[.C36]*[.D36]" office:value-type="float" office:value="6.79" calcext:value-type="float">
            <text:p><text:s/>$6.79 </text:p>
          </table:table-cell>
          <table:table-cell table:style-name="ce32"/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9" office:value-type="string" calcext:value-type="string">
            <text:p>PCB Board</text:p>
          </table:table-cell>
          <table:table-cell table:style-name="ce10"/>
          <table:table-cell table:style-name="ce20" office:value-type="float" office:value="1" calcext:value-type="float">
            <text:p>1</text:p>
          </table:table-cell>
          <table:table-cell office:value-type="float" office:value="33" calcext:value-type="float">
            <text:p><text:s/>$33.00 </text:p>
          </table:table-cell>
          <table:table-cell table:formula="of:=[.C37]*[.D37]" office:value-type="float" office:value="33" calcext:value-type="float">
            <text:p><text:s/>$33.00 </text:p>
          </table:table-cell>
          <table:table-cell table:style-name="ce3"/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10" office:value-type="string" calcext:value-type="string">
            <text:p>PCB Shipping and H</text:p>
          </table:table-cell>
          <table:table-cell table:style-name="ce10"/>
          <table:table-cell table:style-name="ce20" office:value-type="float" office:value="1" calcext:value-type="float">
            <text:p>1</text:p>
          </table:table-cell>
          <table:table-cell office:value-type="float" office:value="10" calcext:value-type="float">
            <text:p><text:s/>$10.00 </text:p>
          </table:table-cell>
          <table:table-cell table:formula="of:=[.C38]*[.D38]" office:value-type="float" office:value="10" calcext:value-type="float">
            <text:p><text:s/>$10.00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Digikey Shipping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office:value-type="float" office:value="10.55" calcext:value-type="float">
            <text:p><text:s/>$10.55 </text:p>
          </table:table-cell>
          <table:table-cell table:formula="of:=[.C39]*[.D39]" office:value-type="float" office:value="10.55" calcext:value-type="float">
            <text:p><text:s/>$10.55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Mouser Shipping+Tax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office:value-type="float" office:value="7.77" calcext:value-type="float">
            <text:p><text:s/>$7.77 </text:p>
          </table:table-cell>
          <table:table-cell table:formula="of:=[.C40]*[.D40]" office:value-type="float" office:value="7.77" calcext:value-type="float">
            <text:p><text:s/>$7.77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68000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" calcext:value-type="float">
            <text:p><text:s/>$2.00 </text:p>
          </table:table-cell>
          <table:table-cell table:style-name="ce25" table:formula="of:=[.C41]*[.D41]" office:value-type="float" office:value="2" calcext:value-type="float">
            <text:p><text:s/>$2.0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DUAR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.5" calcext:value-type="float">
            <text:p><text:s/>$2.50 </text:p>
          </table:table-cell>
          <table:table-cell table:style-name="ce25" table:formula="of:=[.C42]*[.D42]" office:value-type="float" office:value="2.5" calcext:value-type="float">
            <text:p><text:s/>$2.5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CPLD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4.1" calcext:value-type="float">
            <text:p><text:s/>$4.10 </text:p>
          </table:table-cell>
          <table:table-cell table:style-name="ce25" table:formula="of:=[.C43]*[.D43]" office:value-type="float" office:value="4.1" calcext:value-type="float">
            <text:p><text:s/>$4.1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84pin socke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1.85" calcext:value-type="float">
            <text:p><text:s/>$1.85 </text:p>
          </table:table-cell>
          <table:table-cell table:style-name="ce25" table:formula="of:=[.C44]*[.D44]" office:value-type="float" office:value="1.85" calcext:value-type="float">
            <text:p><text:s/>$1.85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ZIF socke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.54" calcext:value-type="float">
            <text:p><text:s/>$2.54 </text:p>
          </table:table-cell>
          <table:table-cell table:style-name="ce25" table:formula="of:=[.C45]*[.D45]" office:value-type="float" office:value="2.54" calcext:value-type="float">
            <text:p><text:s/>$2.54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2" table:number-columns-repeated="2"/>
          <table:table-cell table:style-name="ce22"/>
          <table:table-cell table:style-name="ce26" office:value-type="string" office:string-value="Total Cost w/ Shipping" calcext:value-type="string">
            <text:p>Total Cost w/ Shipping </text:p>
          </table:table-cell>
          <table:table-cell table:style-name="ce27" table:formula="of:=SUM([.E8:.E45])" office:value-type="float" office:value="181.024" calcext:value-type="float">
            <text:p><text:s/>$181.02 </text:p>
          </table:table-cell>
          <table:table-cell table:style-name="ce27"/>
          <table:table-cell table:number-columns-repeated="1018"/>
        </table:table-row>
        <table:table-row table:style-name="ro3">
          <table:table-cell table:number-columns-repeated="5"/>
          <table:table-cell table:style-name="ce27" office:value-type="string" office:string-value="Shipping Costs" calcext:value-type="string">
            <text:p>Shipping Costs </text:p>
          </table:table-cell>
          <table:table-cell table:style-name="ce27" table:formula="of:=SUM([.E38:.E45])" office:value-type="float" office:value="41.31" calcext:value-type="float">
            <text:p><text:s/>$41.31 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2"/>
          <table:table-cell table:style-name="ce35"/>
          <table:table-cell table:number-columns-repeated="1015"/>
        </table:table-row>
        <table:table-row table:style-name="ro3" table:number-rows-repeated="19">
          <table:table-cell table:number-columns-repeated="1024"/>
        </table:table-row>
        <table:table-row table:style-name="ro3" table:number-rows-repeated="9">
          <table:table-cell table:style-name="ce9" table:number-columns-repeated="2"/>
          <table:table-cell table:number-columns-repeated="1022"/>
        </table:table-row>
        <table:table-row table:style-name="ro3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3">
        <office:forms form:automatic-focus="false" form:apply-design-mode="false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9" table:number-columns-repeated="1021" table:default-cell-style-name="Default"/>
        <table:table-row table:style-name="ro6">
          <table:table-cell/>
          <table:table-cell table:style-name="ce43"/>
          <table:table-cell table:style-name="ce45" office:value-type="string" office:string-value="MicroComputer Design" calcext:value-type="string">
            <text:p>MicroComputer Design </text:p>
          </table:table-cell>
          <table:table-cell table:number-columns-repeated="1021"/>
        </table:table-row>
        <table:table-row table:style-name="ro6">
          <table:table-cell/>
          <table:table-cell table:style-name="ce43"/>
          <table:table-cell table:style-name="ce45"/>
          <table:table-cell table:number-columns-repeated="1021"/>
        </table:table-row>
        <table:table-row table:style-name="ro6">
          <table:table-cell table:style-name="ce39" office:value-type="string" calcext:value-type="string">
            <text:p>Item</text:p>
          </table:table-cell>
          <table:table-cell table:style-name="ce44" office:value-type="string" calcext:value-type="string">
            <text:p>Supply Voltage</text:p>
          </table:table-cell>
          <table:table-cell table:style-name="ce44" office:value-type="string" calcext:value-type="string">
            <text:p>Current Requirments</text:p>
          </table:table-cell>
          <table:table-cell table:style-name="ce39" office:value-type="string" calcext:value-type="string">
            <text:p>Website of Par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ocessor (PLCC recom.)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.5 A max</text:p>
          </table:table-cell>
          <table:table-cell table:style-name="ce46" office:value-type="string" calcext:value-type="string">
            <text:p><text:span text:style-name="T1"><text:a xlink:href="http://www.jameco.com/webapp/wcs/stores/servlet/ProductDisplay?langId=-1&amp;storeId=10001&amp;catalogId=10001&amp;productId=25291" xlink:type="simple">http://www.jameco.com/webapp/wcs/stores/servlet/ProductDisplay?langId=-1&amp;storeId=10001&amp;catalogId=10001&amp;productId=25291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ocessor Socket (PLCC recom.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646-ND" xlink:type="simple">http://search.digikey.com/scripts/DkSearch/dksus.dll?Detail?name=ED5664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U Oscillator (8Mhz reco. &amp; can be used for CPLD clock w/o dividing)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23 mA max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SE1707-ND" xlink:type="simple">http://search.digikey.com/scripts/DkSearch/dksus.dll?Detail?name=SE170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U Oscillator Socket 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143-ND" xlink:type="simple">http://search.digikey.com/scripts/DkSearch/dksus.dll?Detail?name=ED5614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LD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65 mA max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122-1262-ND" xlink:type="simple">http://search.digikey.com/scripts/DkSearch/dksus.dll?Detail?name=122-1262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LD Socket (PLCC recom.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E10067-ND" xlink:type="simple">http://search.digikey.com/scripts/DkSearch/dksus.dll?Detail?name=AE1006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Jtag (6pin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WM6606-ND" xlink:type="simple">http://search.digikey.com/scripts/DkSearch/dksus.dll?Detail?name=WM660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0 mA 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568-3527-5-ND" xlink:type="simple">http://search.digikey.com/scripts/DkSearch/dksus.dll?Detail?name=568-3527-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E10064-ND" xlink:type="simple">http://search.digikey.com/scripts/DkSearch/dksus.dll?Detail?name=AE10064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 CLK (oscillator)</text:p>
          </table:table-cell>
          <table:table-cell table:style-name="ce43" table:number-columns-repeated="2"/>
          <table:table-cell table:style-name="ce46" office:value-type="string" calcext:value-type="string">
            <text:p>http://search.digikey.com/scripts/DkSearch/dksus.dll?Detail?name=X941-ND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S232 Driver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5u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MAX233ACPP%2BG36-ND" xlink:type="simple">http://search.digikey.com/scripts/DkSearch/dksus.dll?Detail?name=MAX233ACPP%2BG3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S232 Driver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03-ND" xlink:type="simple">http://search.digikey.com/scripts/DkSearch/dksus.dll?Detail?name=ED5620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pervisory Chip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0m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MAX694CPA%2B-ND" xlink:type="simple">http://search.digikey.com/scripts/DkSearch/dksus.dll?Detail?name=MAX694CPA%2B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per-Chip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083-ND" xlink:type="simple">http://search.digikey.com/scripts/DkSearch/dksus.dll?Detail?name=ED5608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-Sub connector (serial cable connector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35107-ND" xlink:type="simple">http://search.digikey.com/scripts/DkSearch/dksus.dll?Detail?name=A3510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 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50mA</text:p>
          </table:table-cell>
          <table:table-cell table:style-name="ce46" office:value-type="string" calcext:value-type="string">
            <text:p><text:span text:style-name="T1"><text:a xlink:href="http://www.jameco.com/webapp/wcs/stores/servlet/ProductDisplay?langId=-1&amp;storeId=10001&amp;catalogId=10001&amp;productId=242376&amp;pa=242376PS" xlink:type="simple">http://www.jameco.com/webapp/wcs/stores/servlet/ProductDisplay?langId=-1&amp;storeId=10001&amp;catalogId=10001&amp;productId=242376&amp;pa=242376PS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om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80m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AT28HC256-70PI-ND" xlink:type="simple">http://search.digikey.com/scripts/DkSearch/dksus.dll?Detail?name=AT28HC256-70PI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83-ND" xlink:type="simple">http://search.digikey.com/scripts/DkSearch/dksus.dll?Detail?name=ED5628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om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86-ND" xlink:type="simple">http://search.digikey.com/scripts/DkSearch/dksus.dll?Detail?name=ED5628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5v Regulator</text:p>
          </table:table-cell>
          <table:table-cell table:style-name="ce43" office:value-type="string" calcext:value-type="string">
            <text:p>7-20VMAX</text:p>
          </table:table-cell>
          <table:table-cell table:style-name="ce43"/>
          <table:table-cell table:style-name="ce46" office:value-type="string" calcext:value-type="string">
            <text:p><text:span text:style-name="T1"><text:a xlink:href="http://search.digikey.com/scripts/DkSearch/dksus.dll?Detail?name=425-2629-5-ND" xlink:type="simple">http://search.digikey.com/scripts/DkSearch/dksus.dll?Detail?name=425-2629-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ON/OFF switch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www.mouser.com/Search/ProductDetail.aspx?qs=iZD9pWtnGRemNKjEFHFHNQ%3D%3D" xlink:type="simple">http://www.mouser.com/Search/ProductDetail.aspx?qs=iZD9pWtnGRemNKjEFHFHNQ%3d%3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set Button</text:p>
          </table:table-cell>
          <table:table-cell/>
          <table:table-cell table:style-name="ce43"/>
          <table:table-cell table:style-name="ce46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CB Board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40" office:value-type="string" calcext:value-type="string">
            <text:p>Resistors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41" office:value-type="string" calcext:value-type="string">
            <text:p>Capacitors</text:p>
          </table:table-cell>
          <table:table-cell table:number-columns-repeated="1023"/>
        </table:table-row>
        <table:table-row table:style-name="ro6">
          <table:table-cell table:style-name="ce41" office:value-type="string" calcext:value-type="string">
            <text:p>Total: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1.838 Amps (at most)</text:p>
          </table:table-cell>
          <table:table-cell table:number-columns-repeated="1021"/>
        </table:table-row>
        <table:table-row table:style-name="ro6">
          <table:table-cell table:style-name="ce42" office:value-type="string" calcext:value-type="string">
            <text:p>capacitive and current loading charts (high and low state) for each IC can be found on the data sheets.</text:p>
          </table:table-cell>
          <table:table-cell table:number-columns-repeated="1023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4">
        <office:forms form:automatic-focus="false" form:apply-design-mode="false"/>
        <table:table-column table:style-name="co9" table:number-columns-repeated="3" table:default-cell-style-name="Default"/>
        <table:table-column table:style-name="co13" table:default-cell-style-name="ce38"/>
        <table:table-column table:style-name="co9" table:default-cell-style-name="Default"/>
        <table:table-column table:style-name="co14" table:default-cell-style-name="ce38"/>
        <table:table-column table:style-name="co9" table:number-columns-repeated="1018" table:default-cell-style-name="Default"/>
        <table:table-row table:style-name="ro6" table:number-rows-repeated="4">
          <table:table-cell table:number-columns-repeated="1024"/>
        </table:table-row>
        <table:table-row table:style-name="ro6">
          <table:table-cell table:style-name="ce40" office:value-type="string" calcext:value-type="string">
            <text:p>Item (x = complete)</text:p>
          </table:table-cell>
          <table:table-cell table:style-name="ce48" table:number-columns-repeated="2"/>
          <table:table-cell table:style-name="ce39" office:value-type="string" calcext:value-type="string">
            <text:p>Symbol</text:p>
          </table:table-cell>
          <table:table-cell table:style-name="ce39" office:value-type="string" calcext:value-type="string">
            <text:p>Pattern</text:p>
          </table:table-cell>
          <table:table-cell table:style-name="ce49" office:value-type="string" calcext:value-type="string">
            <text:p>Component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Process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Processo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U Oscill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U Oscillato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LD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Jta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 CL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S232 Driv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S232 Drive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Supervisory Chi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Super-Chip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-Sub connec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am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am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om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5v Regul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ON/OFF swit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eset Butt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38" office:value-type="string" calcext:value-type="string">
            <text:p>CAP (capacitors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47" office:value-type="string" calcext:value-type="string">
            <text:p>Resisto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(0805)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41"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38" office:value-type="string" calcext:value-type="string">
            <text:p>PCB Board</text:p>
          </table:table-cell>
          <table:table-cell table:number-columns-repeated="1023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meSheet" table:style-name="ta8">
        <office:forms form:automatic-focus="false" form:apply-design-mode="false"/>
        <table:table-column table:style-name="co33" table:default-cell-style-name="ce104"/>
        <table:table-column table:style-name="co34" table:default-cell-style-name="ce104"/>
        <table:table-column table:style-name="co35" table:default-cell-style-name="ce104"/>
        <table:table-column table:style-name="co9" table:number-columns-repeated="1021" table:default-cell-style-name="Default"/>
        <table:table-row table:style-name="ro6">
          <table:table-cell table:style-name="ce116" office:value-type="string" calcext:value-type="string">
            <text:p>Time Sheet</text:p>
          </table:table-cell>
          <table:table-cell table:number-columns-repeated="1023"/>
        </table:table-row>
        <table:table-row table:style-name="ro6">
          <table:table-cell table:style-name="ce106"/>
          <table:table-cell table:style-name="ce126" office:value-type="string" calcext:value-type="string">
            <text:p>Hours (Estimated)</text:p>
          </table:table-cell>
          <table:table-cell table:style-name="ce106" table:number-columns-repeated="6"/>
          <table:table-cell table:number-columns-repeated="1016"/>
        </table:table-row>
        <table:table-row table:style-name="ro1">
          <table:table-cell table:style-name="ce117" office:value-type="string" calcext:value-type="string">
            <text:p>Break</text:p>
          </table:table-cell>
          <table:table-cell table:style-name="ce126" office:value-type="float" office:value="3" calcext:value-type="float">
            <text:p>3</text:p>
          </table:table-cell>
          <table:table-cell table:style-name="ce106" office:value-type="string" calcext:value-type="string">
            <text:p>Researched and bought CPLD, 68k, CPLD socket from eBay</text:p>
          </table:table-cell>
          <table:table-cell table:style-name="ce106" table:number-columns-repeated="5"/>
          <table:table-cell table:number-columns-repeated="1016"/>
        </table:table-row>
        <table:table-row table:style-name="ro1">
          <table:table-cell table:style-name="ce118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118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118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1">
          <table:table-cell table:style-name="ce119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style-name="ce104" table:number-columns-repeated="2"/>
          <table:table-cell table:number-columns-repeated="1019"/>
        </table:table-row>
        <table:table-row table:style-name="ro1">
          <table:table-cell table:style-name="ce119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style-name="ce113" table:formula="of:=SUM([.B8:.B11])" office:value-type="float" office:value="13" calcext:value-type="float">
            <text:p>13</text:p>
          </table:table-cell>
          <table:table-cell table:style-name="ce104"/>
          <table:table-cell table:number-columns-repeated="1019"/>
        </table:table-row>
        <table:table-row table:style-name="ro1">
          <table:table-cell table:style-name="ce119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style-name="ce104" table:number-columns-repeated="2"/>
          <table:table-cell table:number-columns-repeated="1019"/>
        </table:table-row>
        <table:table-row table:style-name="ro1">
          <table:table-cell table:style-name="ce120"/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Finish drawing symbols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0" office:value-type="string" calcext:value-type="string">
            <text:p>Week 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Begin Schematic – RS232, Reset Debounce, Regulator</text:p>
          </table:table-cell>
          <table:table-cell table:style-name="ce113" table:formula="of:=SUM([.B12:.B17])" office:value-type="float" office:value="18" calcext:value-type="float">
            <text:p>18</text:p>
          </table:table-cell>
          <table:table-cell table:style-name="ce113" table:number-columns-repeated="4"/>
          <table:table-cell table:number-columns-repeated="1016"/>
        </table:table-row>
        <table:table-row table:style-name="ro1">
          <table:table-cell table:style-name="ce120"/>
          <table:table-cell table:style-name="ce113" office:value-type="float" office:value="9" calcext:value-type="float">
            <text:p>9</text:p>
          </table:table-cell>
          <table:table-cell table:style-name="ce113" office:value-type="string" calcext:value-type="string">
            <text:p>Work on Schematic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Lab – Talk to josh about block diagram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Explore DUART functionality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Edit schematic (add 80% of testpoints, remove unneeded connections)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Consult Josh during lab regarding schematic, soldering, DUART, work on block diagram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Work on Schematic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Start researching and laying out PCB</text:p>
          </table:table-cell>
          <table:table-cell table:style-name="ce113" table:formula="of:=SUM([.B18:.B23])" office:value-type="float" office:value="20" calcext:value-type="float">
            <text:p>20</text:p>
          </table:table-cell>
          <table:table-cell table:style-name="ce113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13" office:value-type="float" office:value="6" calcext:value-type="float">
            <text:p>6</text:p>
          </table:table-cell>
          <table:table-cell table:style-name="ce113" office:value-type="string" calcext:value-type="string">
            <text:p>PCB Layout (assemble busses, connect most chips)</text:p>
          </table:table-cell>
          <table:table-cell table:style-name="ce113" table:formula="of:=SUM([.B24:.B29])" office:value-type="float" office:value="9.5" calcext:value-type="float">
            <text:p>9.5</text:p>
          </table:table-cell>
          <table:table-cell table:style-name="ce113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CB Layout (route CPLD)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PCB Layout (sync CPLD with schematic, add capacitors)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Add labels, more LEDS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1" office:value-type="string" calcext:value-type="string">
            <text:p>Week 4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Edit schematic and PCB; change WE, CE, OE busses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07" office:value-type="float" office:value="2.5" calcext:value-type="float">
            <text:p>2.5</text:p>
          </table:table-cell>
          <table:table-cell table:style-name="ce107" office:value-type="string" calcext:value-type="string">
            <text:p>Make schematic look good, make CPLD netlist, final schematic export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Lab with Josh, fit components to printout, fix power jack mistake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Add speaker to unused CPLD pin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Verify parts against datasheets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Order board!!!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3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Begin VHDL code (netlist, UDF file)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3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Work on VHDL (read/write logic)</text:p>
          </table:table-cell>
          <table:table-cell table:style-name="ce113" table:formula="of:=SUM([.B30:.B34])" office:value-type="float" office:value="12" calcext:value-type="float">
            <text:p>12</text:p>
          </table:table-cell>
          <table:table-cell table:style-name="ce113" table:number-columns-repeated="4"/>
          <table:table-cell table:number-columns-repeated="1016"/>
        </table:table-row>
        <table:table-row table:style-name="ro1">
          <table:table-cell table:style-name="ce123"/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Finish most of VHDL (implemented all chip logic, dtack, interrupts, gpio)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4" office:value-type="string" calcext:value-type="string">
            <text:p>Week 5</text:p>
          </table:table-cell>
          <table:table-cell table:style-name="ce107" office:value-type="float" office:value="0.5" calcext:value-type="float">
            <text:p>0.5</text:p>
          </table:table-cell>
          <table:table-cell table:style-name="ce107" office:value-type="string" calcext:value-type="string">
            <text:p>Redo schematic 11x17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4"/>
          <table:table-cell table:style-name="ce107" office:value-type="float" office:value="0.5" calcext:value-type="float">
            <text:p>0.5</text:p>
          </table:table-cell>
          <table:table-cell table:style-name="ce107" office:value-type="string" calcext:value-type="string">
            <text:p>Go to lab, write progress report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07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Setup pulseview/sigrok for saleae logic analyser</text:p>
          </table:table-cell>
          <table:table-cell table:style-name="ce113" table:number-columns-repeated="5"/>
          <table:table-cell table:number-columns-repeated="1016"/>
        </table:table-row>
        <table:table-row table:style-name="ro1" table:number-rows-repeated="2">
          <table:table-cell table:style-name="ce107" table:number-columns-repeated="3"/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13" office:value-type="string" calcext:value-type="string">
            <text:p>Week 6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string" calcext:value-type="string">
            <text:p>Soldering/ Verifying power pins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13" office:value-type="string" calcext:value-type="string">
            <text:p>Week 7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Programming VHDL / DL/Installing New Xilinx on Lab Computers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 office:value-type="string" calcext:value-type="string">
            <text:p>Week 8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Figuring out what the CPLD logic should be for read/write cycles.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string" calcext:value-type="string">
            <text:p>Installing Xilinx on computer in lab/ Figuring out VHDL basic test code for LEDs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/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Programming VHDL CPLD Code and some test Code to figure out current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 office:value-type="string" calcext:value-type="string">
            <text:p>Week 9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Projects/Tests in other classes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 office:value-type="string" calcext:value-type="string">
            <text:p>Week 10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Verified 50% of VHDL code // Tested and verified that ROM works with simple NOP program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/>
          <table:table-cell table:style-name="ce107" office:value-type="float" office:value="11.5" calcext:value-type="float">
            <text:p>11.5</text:p>
          </table:table-cell>
          <table:table-cell table:style-name="ce107" office:value-type="string" calcext:value-type="string">
            <text:p>Verified Ram and Rom works in CPLD. <text:s/>Started Monitor program and attemped serial communication.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07"/>
          <table:table-cell table:style-name="ce107" office:value-type="float" office:value="9" calcext:value-type="float">
            <text:p>9</text:p>
          </table:table-cell>
          <table:table-cell table:style-name="Default" office:value-type="string" calcext:value-type="string">
            <text:p>Fixed Grounding problem with DUART. <text:s/>Achieved successful 2 way Serial communication with the computer, Computer displays a menu now, and echos text</text:p>
          </table:table-cell>
          <table:table-cell table:style-name="ce128" table:number-columns-repeated="5"/>
          <table:table-cell table:style-name="ce129" table:number-columns-repeated="4"/>
          <table:table-cell table:number-columns-repeated="1012"/>
        </table:table-row>
        <table:table-row table:style-name="ro1">
          <table:table-cell table:style-name="ce107"/>
          <table:table-cell table:style-name="ce107" office:value-type="float" office:value="9" calcext:value-type="float">
            <text:p>9</text:p>
          </table:table-cell>
          <table:table-cell table:style-name="Default" office:value-type="string" calcext:value-type="string">
            <text:p>Added messages and error checking for each initial choice (out of 5 choices) Worked on triple output problem. Tried book code but it didn't work for DUART</text:p>
          </table:table-cell>
          <table:table-cell table:style-name="ce128" table:number-columns-repeated="5"/>
          <table:table-cell table:style-name="ce129" table:number-columns-repeated="4"/>
          <table:table-cell table:number-columns-repeated="1012"/>
        </table:table-row>
        <table:table-row table:style-name="ro6">
          <table:table-cell table:style-name="ce107"/>
          <table:table-cell table:style-name="ce107" office:value-type="float" office:value="8" calcext:value-type="float">
            <text:p>8</text:p>
          </table:table-cell>
          <table:table-cell table:style-name="ce107" office:value-type="string" calcext:value-type="string">
            <text:p>FINALLY FIXED THE DUART PROBLEM!!! I now have full serial communication with the computer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/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Programmed input and output routines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 office:value-type="string" calcext:value-type="string">
            <text:p>Week 11</text:p>
          </table:table-cell>
          <table:table-cell table:style-name="ce107" office:value-type="float" office:value="11.5" calcext:value-type="float">
            <text:p>11.5</text:p>
          </table:table-cell>
          <table:table-cell table:style-name="ce107" office:value-type="string" calcext:value-type="string">
            <text:p>Programmed the view memory (debugged software code that didn't work in hardware) // Programmed modify RAM code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/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Fixed the computer so it could do byte reads. (the CE lines on the RAM were wired together, so I could only do word writes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string" calcext:value-type="string">
            <text:p>Programmed the View and modify registers (Option 2)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string" calcext:value-type="string">
            <text:p>Programmed Load Program code for S-Records.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Programmed the Run Program command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25" office:value-type="string" calcext:value-type="string">
            <text:p>Total</text:p>
          </table:table-cell>
          <table:table-cell table:style-name="ce127" table:formula="of:=SUM([.B3:.B54])" office:value-type="float" office:value="191" calcext:value-type="float">
            <text:p>191</text:p>
          </table:table-cell>
          <table:table-cell table:style-name="ce127" office:value-type="string" calcext:value-type="string">
            <text:p>hours</text:p>
          </table:table-cell>
          <table:table-cell table:style-name="ce127" table:number-columns-repeated="5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13"/>
          <table:table-cell table:number-columns-repeated="102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6">
        <office:forms form:automatic-focus="false" form:apply-design-mode="false"/>
        <table:table-column table:style-name="co18" table:default-cell-style-name="ce38"/>
        <table:table-column table:style-name="co9" table:number-columns-repeated="1023" table:default-cell-style-name="Default"/>
        <table:table-row table:style-name="ro6">
          <table:table-cell table:style-name="ce50" office:value-type="string" calcext:value-type="string">
            <text:p>IV. Project Progres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39" office:value-type="string" calcext:value-type="string">
            <text:p>Task</text:p>
          </table:table-cell>
          <table:table-cell table:style-name="ce39" office:value-type="string" calcext:value-type="string">
            <text:p>Progress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Choose parts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Design Patterns</text:p>
          </table:table-cell>
          <table:table-cell table:style-name="ce64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Design Symbol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50" office:value-type="string" calcext:value-type="string">
            <text:p>Hardware Errors Found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utline Flow Chart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On-off toggle backward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sign Schematic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Didn't label JTAG clearly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sign Board layout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Used a female serial conector instead of a male connection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rder Part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RS232 pattern width to wide on PCB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rder Board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Had to add a resistor to Supervisor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Assemble board (solder everything on) (2-5 hrs)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65" office:value-type="string" calcext:value-type="string">
            <text:p>Pin 5 on Serial connector was not grounded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Write VHDL code for board if using CPLD (2-16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ROM CE lines were tied together therefore I could not do Byte write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Load simple loop program into Rom and test computer board (1-5 hrs)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Troubleshoot hardware/ get board working (10 – 80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50" office:value-type="string" calcext:value-type="string">
            <text:p>Software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velop monitor program (20 – 60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The monitor program displays any key I push 3 times instead of just once. 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Get serial communication working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Adding to an Address regester works in simulation but not on hardware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Code for reading/writing RAM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Simulator clears out upper part of Regester when doing Word or byte move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isplay basic menu and be able to select option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Hardware doesn't clear the upper part of the register when doing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velop necessary functions of monitor program.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Final test day with working hardware and software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/>
          <table:table-cell table:number-columns-repeated="1023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igikey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7"/>
        </table:table-row>
        <table:table-row table:style-name="ro1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pping 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lling 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5">
      <style:table-cell-properties fo:padding="2.01pt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1:35:08.828901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5T19:00:00</meta:creation-date>
    <dc:date>2017-02-08T13:24:59.892689576</dc:date>
    <meta:generator>LibreOffice/5.0.5.2$Linux_X86_64 LibreOffice_project/00m0$Build-2</meta:generator>
    <meta:editing-duration>P9DT7H17M20S</meta:editing-duration>
    <meta:editing-cycles>214</meta:editing-cycles>
    <meta:document-statistic meta:table-count="7" meta:cell-count="958" meta:object-count="0"/>
  </office:meta>
</office:document-meta>
</file>